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0fa" officeooo:paragraph-rsid="000b70fa"/>
    </style:style>
    <style:style style:name="T1" style:family="text">
      <style:text-properties officeooo:rsid="000ce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02:59:54.363747265</meta:creation-date>
    <dc:date>2020-11-29T04:02:36.517046804</dc:date>
    <meta:editing-duration>PT42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